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23cm" loext:contextual-spacing="false" style:line-height-at-least="0.688cm" fo:orphans="2" fo:widows="2" fo:text-indent="0cm" style:auto-text-indent="false" fo:padding="0cm" fo:border="none"/>
      <style:text-properties fo:font-variant="normal" fo:text-transform="none" fo:color="#4f4f4f" fo:letter-spacing="normal" style:font-name-asian="Microsoft YaHei" style:font-size-asian="12pt" style:font-style-asian="normal" style:font-weight-asian="normal"/>
    </style:style>
    <style:style style:name="P2" style:family="paragraph" style:parent-style-name="Text_20_body" style:list-style-name="L6">
      <style:paragraph-properties fo:margin-left="1.058cm" fo:margin-right="0cm" fo:margin-top="0cm" fo:margin-bottom="0cm" loext:contextual-spacing="false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1.058cm" fo:margin-right="0cm" fo:margin-top="0.212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/>
    </style:style>
    <style:style style:name="P4" style:family="paragraph" style:parent-style-name="Text_20_body" style:list-style-name="L2">
      <style:paragraph-properties fo:margin-left="1.058cm" fo:margin-right="0cm" fo:margin-top="0.212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/>
    </style:style>
    <style:style style:name="P5" style:family="paragraph" style:parent-style-name="Text_20_body" style:list-style-name="L3">
      <style:paragraph-properties fo:margin-left="1.058cm" fo:margin-right="0cm" fo:margin-top="0.212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/>
    </style:style>
    <style:style style:name="P6" style:family="paragraph" style:parent-style-name="Text_20_body" style:list-style-name="L4">
      <style:paragraph-properties fo:margin-left="1.058cm" fo:margin-right="0cm" fo:margin-top="0.212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/>
    </style:style>
    <style:style style:name="P7" style:family="paragraph" style:parent-style-name="Text_20_body" style:list-style-name="L5">
      <style:paragraph-properties fo:margin-left="1.058cm" fo:margin-right="0cm" fo:margin-top="0.212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/>
    </style:style>
    <style:style style:name="P8" style:family="paragraph" style:parent-style-name="Text_20_body" style:list-style-name="L6">
      <style:paragraph-properties fo:margin-left="1.058cm" fo:margin-right="0cm" fo:margin-top="0.212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/>
    </style:style>
    <style:style style:name="P9" style:family="paragraph" style:parent-style-name="Text_20_body" style:list-style-name="L7">
      <style:paragraph-properties fo:margin-left="1.058cm" fo:margin-right="0cm" fo:margin-top="0.212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/>
    </style:style>
    <style:style style:name="P10" style:family="paragraph" style:parent-style-name="Heading_20_1">
      <style:text-properties fo:font-variant="normal" fo:text-transform="none" fo:color="#4f4f4f" fo:letter-spacing="normal" style:font-name-asian="Microsoft YaHei" style:font-size-asian="21pt" style:font-style-asian="normal" style:font-weight-asian="bold"/>
    </style:style>
    <style:style style:name="P11" style:family="paragraph" style:parent-style-name="Heading_20_1">
      <style:paragraph-properties fo:margin-left="0cm" fo:margin-right="0cm" fo:margin-top="0.212cm" fo:margin-bottom="0.423cm" loext:contextual-spacing="false" style:line-height-at-least="0.953cm" fo:orphans="2" fo:widows="2" fo:text-indent="0cm" style:auto-text-indent="false" fo:padding="0cm" fo:border="none"/>
      <style:text-properties fo:font-variant="normal" fo:text-transform="none" fo:color="#4f4f4f" style:font-name="Microsoft YaHei" fo:font-size="21pt" fo:letter-spacing="normal" fo:font-style="normal" fo:font-weight="bold"/>
    </style:style>
    <style:style style:name="T1" style:family="text">
      <style:text-properties style:font-name="Microsoft YaHei" fo:font-size="12pt" fo:font-style="normal" fo:font-weight="normal"/>
    </style:style>
    <style:style style:name="T2" style:family="text">
      <style:text-properties style:font-name-asian="Microsoft YaHei" style:font-size-asian="12pt" style:font-style-asian="normal" style:font-weight-asian="normal"/>
    </style:style>
    <style:style style:name="T3" style:family="text">
      <style:text-properties fo:font-variant="normal" fo:text-transform="none" style:font-name="Microsoft YaHei" fo:font-size="12pt" fo:letter-spacing="normal" fo:font-style="normal" fo:font-weight="normal"/>
    </style:style>
    <style:style style:name="T4" style:family="text">
      <style:text-properties fo:font-variant="normal" fo:text-transform="none" fo:color="#6795b5" style:text-line-through-style="none" style:text-line-through-type="none" fo:letter-spacing="normal" style:text-underline-style="none" style:text-blinking="false" fo:background-color="transparent" loext:char-shading-value="0" style:font-name-asian="Microsoft YaHei" style:font-size-asian="12pt" style:font-style-asian="normal" style:font-weight-asian="normal" loext:padding="0cm" loext:border="none"/>
    </style:style>
    <style:style style:name="T5" style:family="text">
      <style:text-properties fo:font-variant="normal" fo:text-transform="none" fo:letter-spacing="normal" style:font-name-asian="Microsoft YaHei" style:font-size-asian="12pt" style:font-style-asian="normal" style:font-weight-asian="normal"/>
    </style:style>
    <style:style style:name="T6" style:family="text">
      <style:text-properties officeooo:rsid="001c938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bookmark text:name="简介"/>简介<text:span text:style-name="T6">(转)</text:span></text:h>
      <text:list xml:id="list3124396164262724866" text:style-name="L1">
        <text:list-item>
          <text:p text:style-name="P3"><text:span text:style-name="T1">Simple Reference <text:line-break/></text:span><text:span text:style-name="T2">基础</text:span><text:span text:style-name="T1">CUDA</text:span><text:span text:style-name="T2">示例，适用于初学者， 反映了运用</text:span><text:span text:style-name="T1">CUDA</text:span><text:span text:style-name="T2">和</text:span><text:span text:style-name="T1">CUDA runtime APIs</text:span><text:span text:style-name="T2">的一些基本概念</text:span><text:span text:style-name="T1">.</text:span></text:p>
        </text:list-item>
        <text:list-item>
          <text:p text:style-name="P3"><text:span text:style-name="T1">Utilities Reference <text:line-break/></text:span><text:span text:style-name="T2">演示如何查询设备能力和衡量</text:span><text:span text:style-name="T1">GPU/CPU </text:span><text:span text:style-name="T2">带宽的实例程序。</text:span></text:p>
        </text:list-item>
        <text:list-item>
          <text:p text:style-name="P3"><text:span text:style-name="T1">Graphics Reference <text:line-break/></text:span><text:span text:style-name="T2">图形化示例展现的是 </text:span><text:span text:style-name="T1">CUDA, OpenGL, DirectX </text:span><text:span text:style-name="T2">之间的互通性</text:span></text:p>
        </text:list-item>
        <text:list-item>
          <text:p text:style-name="P3"><text:span text:style-name="T1">Imaging Reference <text:line-break/></text:span><text:span text:style-name="T2">图像处理，压缩，和数据分析</text:span></text:p>
        </text:list-item>
        <text:list-item>
          <text:p text:style-name="P3"><text:span text:style-name="T1">Finance Reference <text:line-break/></text:span><text:span text:style-name="T2">金融计算的并行处理</text:span></text:p>
        </text:list-item>
        <text:list-item>
          <text:p text:style-name="P3"><text:span text:style-name="T1">Simulations Reference <text:line-break/></text:span><text:span text:style-name="T2">展现一些运用</text:span><text:span text:style-name="T1">CUDA</text:span><text:span text:style-name="T2">的模拟算法</text:span></text:p>
        </text:list-item>
        <text:list-item>
          <text:p text:style-name="P3"><text:span text:style-name="T1">Advanced Reference <text:line-break/></text:span><text:span text:style-name="T2">用</text:span><text:span text:style-name="T1">CUDA</text:span><text:span text:style-name="T2">实现的一些先进的算法</text:span></text:p>
        </text:list-item>
        <text:list-item>
          <text:p text:style-name="P3"><text:span text:style-name="T1">Cudalibraries Reference <text:line-break/></text:span><text:span text:style-name="T2">这类示例主要告诉我们该如何使用</text:span><text:span text:style-name="T1">CUDA</text:span><text:span text:style-name="T2">各种函数库</text:span><text:span text:style-name="T1">(NPP, CUBLAS, CUFFT,CUSPARSE, and CURAND).</text:span></text:p>
        </text:list-item>
      </text:list>
      <text:h text:style-name="P11" text:outline-level="1"><text:bookmark text:name="simple-reference"/><text:bookmark text:name="t1"/>Simple Reference</text:h>
      <text:list xml:id="list6324802340551964772" text:style-name="L2">
        <text:list-item>
          <text:p text:style-name="P4"><text:span text:style-name="T1">asyncAPI <text:line-break/></text:span><text:span text:style-name="T2">使用</text:span><text:span text:style-name="T1">CUDA stream</text:span><text:span text:style-name="T2">和</text:span><text:span text:style-name="T1">events</text:span><text:span text:style-name="T2">重叠</text:span><text:span text:style-name="T1">CPU</text:span><text:span text:style-name="T2">和</text:span><text:span text:style-name="T1">GPU</text:span><text:span text:style-name="T2">的执行</text:span></text:p>
        </text:list-item>
        <text:list-item>
          <text:p text:style-name="P4"><text:span text:style-name="T1">cdpSimplePrint - Simple Print (CUDA Dynamic Parallelism) <text:line-break/></text:span><text:span text:style-name="T2">展示了使用</text:span><text:span text:style-name="T1">CUDA Dynamic Parallelism</text:span><text:span text:style-name="T2">进行简单输出，需要</text:span><text:span text:style-name="T1">3.5</text:span><text:span text:style-name="T2">以上。依赖于</text:span><text:span text:style-name="T1">CDP</text:span></text:p>
        </text:list-item>
        <text:list-item>
          <text:p text:style-name="P4"><text:span text:style-name="T1">cdpSimpleQuicksort - Simple Quicksort (CUDA DynamicParallelism) <text:line-break/></text:span><text:span text:style-name="T2">使用</text:span><text:span text:style-name="T1">CUDA DynamicParallelism</text:span><text:span text:style-name="T2">进行快速排序。也要求</text:span><text:span text:style-name="T1">3.5</text:span><text:span text:style-name="T2">以上</text:span></text:p>
        </text:list-item>
        <text:list-item>
          <text:p text:style-name="P4"><text:span text:style-name="T1">clock - Clock <text:line-break/></text:span><text:span text:style-name="T2">如何使用</text:span><text:span text:style-name="T1">clock</text:span><text:span text:style-name="T2">函数去精确测量</text:span><text:span text:style-name="T1">block</text:span><text:span text:style-name="T2">的性能</text:span></text:p>
        </text:list-item>
        <text:list-item>
          <text:p text:style-name="P4"><text:soft-page-break/><text:span text:style-name="T1">clock_nvrtc - Clock libNVRTC <text:line-break/></text:span><text:span text:style-name="T2">使用</text:span><text:span text:style-name="T1">libNVRTC</text:span><text:span text:style-name="T2">里的</text:span><text:span text:style-name="T1">clock_nvtrc</text:span><text:span text:style-name="T2">函数精确测量</text:span><text:span text:style-name="T1">blokc</text:span><text:span text:style-name="T2">性能</text:span></text:p>
        </text:list-item>
        <text:list-item>
          <text:p text:style-name="P4"><text:span text:style-name="T1">cppIntegration - C++ Integration <text:line-break/></text:span><text:span text:style-name="T2">展示如何将</text:span><text:span text:style-name="T1">CUDA</text:span><text:span text:style-name="T2">程序整合进一个现成的</text:span><text:span text:style-name="T1">C++</text:span><text:span text:style-name="T2">应用中。</text:span><text:span text:style-name="T1">CUDA</text:span><text:span text:style-name="T2">的入口指针在主机端就是个函数，只有包含这个函数的时候才会用</text:span><text:span text:style-name="T1">nvcc</text:span><text:span text:style-name="T2">编译。也展示了向量类型也可以被</text:span><text:span text:style-name="T1">CUDA</text:span><text:span text:style-name="T2">使用。</text:span></text:p>
        </text:list-item>
        <text:list-item>
          <text:p text:style-name="P4"><text:span text:style-name="T1">cppOverload <text:line-break/></text:span><text:span text:style-name="T2">展示如何在</text:span><text:span text:style-name="T1">GPU</text:span><text:span text:style-name="T2">上重载</text:span><text:span text:style-name="T1">C++</text:span><text:span text:style-name="T2">函数</text:span></text:p>
        </text:list-item>
        <text:list-item>
          <text:p text:style-name="P4"><text:span text:style-name="T1">cudaOpenMP <text:line-break/></text:span><text:span text:style-name="T2">如何使用</text:span><text:span text:style-name="T1">cudaOpenMP API</text:span><text:span text:style-name="T2">来写多</text:span><text:span text:style-name="T1">GPU</text:span><text:span text:style-name="T2">程序</text:span></text:p>
        </text:list-item>
        <text:list-item>
          <text:p text:style-name="P4"><text:span text:style-name="T1">fp16ScalarProduct - FP16 Scalar Product <text:line-break/></text:span><text:span text:style-name="T2">计算两个</text:span><text:span text:style-name="T1">FP16</text:span><text:span text:style-name="T2">类型标量的乘积</text:span></text:p>
        </text:list-item>
        <text:list-item>
          <text:p text:style-name="P4"><text:span text:style-name="T1">inlinePTX - Using Inline PTX <text:line-break/></text:span><text:span text:style-name="T2">展示在</text:span><text:span text:style-name="T1">CUDA</text:span><text:span text:style-name="T2">代码中嵌入</text:span><text:span text:style-name="T1">ptx</text:span><text:span text:style-name="T2">代码</text:span></text:p>
        </text:list-item>
        <text:list-item>
          <text:p text:style-name="P4"><text:span text:style-name="T1">inlinePTX_nvrtc - Using Inline PTX with libNVRTC <text:line-break/></text:span><text:span text:style-name="T2">同上</text:span></text:p>
        </text:list-item>
        <text:list-item>
          <text:p text:style-name="P4"><text:span text:style-name="T1">matrixMul - Matrix Multiplication (CUDA Runtime API Version) <text:line-break/></text:span><text:span text:style-name="T2">实现了矩阵乘法。为了清楚地展示</text:span><text:span text:style-name="T1">CUDA</text:span><text:span text:style-name="T2">编程的规则而不是致力于优化矩阵乘法。为了展示</text:span><text:span text:style-name="T1">GPU</text:span><text:span text:style-name="T2">矩阵乘的性能，也使用了</text:span><text:span text:style-name="T1">CUBLAS</text:span><text:span text:style-name="T2">这个库去展示高性能的矩阵乘。</text:span></text:p>
        </text:list-item>
        <text:list-item>
          <text:p text:style-name="P4"><text:span text:style-name="T1">matrixMul_nvrtc - Matrix Multiplication with libNVRTC <text:line-break/></text:span><text:span text:style-name="T2">同上</text:span></text:p>
        </text:list-item>
        <text:list-item>
          <text:p text:style-name="P4"><text:span text:style-name="T1">matrixMulCUBLAS - Matrix Multiplication (CUBLAS) <text:line-break/></text:span><text:span text:style-name="T2">同上</text:span></text:p>
        </text:list-item>
        <text:list-item>
          <text:p text:style-name="P4"><text:span text:style-name="T1">matrixMulDrv - Matrix Multiplication (CUDA Driver API Version) <text:line-break/></text:span><text:span text:style-name="T2">这个是使用驱动</text:span><text:span text:style-name="T1">API</text:span><text:span text:style-name="T2">实现的矩阵乘。</text:span></text:p>
        </text:list-item>
        <text:list-item>
          <text:p text:style-name="P4"><text:span text:style-name="T1">simpleAssert <text:line-break/></text:span><text:span text:style-name="T2">如何使用</text:span><text:span text:style-name="T1">Assert</text:span><text:span text:style-name="T2">函数</text:span></text:p>
        </text:list-item>
        <text:list-item>
          <text:p text:style-name="P4"><text:span text:style-name="T1">simpleAssert_nvrtc - simpleAssert with libNVRTC <text:line-break/></text:span><text:span text:style-name="T2">同上</text:span></text:p>
        </text:list-item>
        <text:list-item>
          <text:p text:style-name="P4"><text:soft-page-break/><text:span text:style-name="T1">simpleAtomicIntrinsics - Simple Atomic Intrinsics <text:line-break/></text:span><text:span text:style-name="T2">原子操作</text:span></text:p>
        </text:list-item>
        <text:list-item>
          <text:p text:style-name="P4"><text:span text:style-name="T1">simpleAtomicIntrinsics_nvrtc - Simple Atomic Intrinsics with libNVRTC <text:line-break/></text:span><text:span text:style-name="T2">同上</text:span></text:p>
        </text:list-item>
        <text:list-item>
          <text:p text:style-name="P4"><text:span text:style-name="T1">simpleCallback - Simple CUDA Callbacks <text:line-break/>CUDA5.0</text:span><text:span text:style-name="T2">的新功能。使用</text:span><text:span text:style-name="T1">CPU</text:span><text:span text:style-name="T2">回调</text:span><text:span text:style-name="T1">CUDA</text:span><text:span text:style-name="T2">流和事件的多线程异步计算。</text:span></text:p>
        </text:list-item>
        <text:list-item>
          <text:p text:style-name="P4"><text:span text:style-name="T1">simpleCubemapTexture - Simple Cubemap Texture <text:line-break/>CUDA4.1</text:span><text:span text:style-name="T2">的新功能，如何在代码中使用</text:span><text:span text:style-name="T1">cubemap Textures</text:span></text:p>
        </text:list-item>
        <text:list-item>
          <text:p text:style-name="P4"><text:span text:style-name="T1">simpleIPC <text:line-break/></text:span><text:span text:style-name="T2">展示进程间通讯</text:span><text:span text:style-name="T1">(Inter Process Communication,IPC)</text:span><text:span text:style-name="T2">，需要</text:span><text:span text:style-name="T1">Linux</text:span><text:span text:style-name="T2">系统</text:span></text:p>
        </text:list-item>
        <text:list-item>
          <text:p text:style-name="P4"><text:span text:style-name="T1">simpleLayeredTexture - Simple Layered Texture <text:line-break/>CUDA4.0</text:span><text:span text:style-name="T2">支持层次纹理操作</text:span></text:p>
        </text:list-item>
        <text:list-item>
          <text:p text:style-name="P4"><text:span text:style-name="T1">simpleMPI <text:line-break/></text:span><text:span text:style-name="T2">如何使用信息传递接口</text:span><text:span text:style-name="T1">(Message Passing Interface,MPI)</text:span></text:p>
        </text:list-item>
        <text:list-item>
          <text:p text:style-name="P4"><text:span text:style-name="T1">simpleMultiCopy - Simple Multi Copy and Compute <text:line-break/>1.1</text:span><text:span text:style-name="T2">以上，将计算和数据传输重叠。在</text:span><text:span text:style-name="T1">2.0</text:span><text:span text:style-name="T2">的机器上，在</text:span><text:span text:style-name="T1">PCIe</text:span><text:span text:style-name="T2">上任意方向的全速重叠都是可能的。这个例子展示了使用</text:span><text:span text:style-name="T1">CUDA stream</text:span><text:span text:style-name="T2">来重叠数据传输和</text:span><text:span text:style-name="T1">Kernel</text:span><text:span text:style-name="T2">执行。</text:span></text:p>
        </text:list-item>
        <text:list-item>
          <text:p text:style-name="P4"><text:span text:style-name="T1">simpleMultiGPU - Simple Multi-GPU <text:line-break/>CUDA4.0</text:span><text:span text:style-name="T2">对于</text:span><text:span text:style-name="T1">CUDA</text:span><text:span text:style-name="T2">上下文的管理和多</text:span><text:span text:style-name="T1">GPU</text:span><text:span text:style-name="T2">上的多线程并发</text:span></text:p>
        </text:list-item>
        <text:list-item>
          <text:p text:style-name="P4"><text:span text:style-name="T1">simpleOccupancy <text:line-break/></text:span><text:span text:style-name="T2">通过利用配置程序启动一个</text:span><text:span text:style-name="T1">Kernel</text:span><text:span text:style-name="T2">来说明</text:span><text:span text:style-name="T1">CUDA</text:span><text:span text:style-name="T2">占用计算器</text:span><text:span text:style-name="T1">(occupancy calculator)</text:span><text:span text:style-name="T2">和占用启动配置器的使用</text:span><text:span text:style-name="T1">(</text:span><text:span text:style-name="T2">这特么都是啥。。。</text:span><text:span text:style-name="T1">)</text:span><text:span text:style-name="T2">，并检测不同配置下的使用率。</text:span></text:p>
        </text:list-item>
        <text:list-item>
          <text:p text:style-name="P4"><text:span text:style-name="T1">simpleP2P - Simple Peer-to-Peer Transfers with Multi-GPU <text:line-break/></text:span><text:span text:style-name="T2">展示</text:span><text:span text:style-name="T1">P2P</text:span><text:span text:style-name="T2">的数据传输。也就是设备之间的数据传输。</text:span></text:p>
        </text:list-item>
        <text:list-item>
          <text:p text:style-name="P4"><text:span text:style-name="T1">simplePitchLinearTexture - Pitch Linear Texture <text:line-break/></text:span><text:span text:style-name="T2">这翻译成等步长纹理。</text:span></text:p>
        </text:list-item>
        <text:list-item>
          <text:p text:style-name="P4"><text:span text:style-name="T1">simplePrintf <text:line-break/></text:span><text:span text:style-name="T2">如何在设备中使用输出语句。在</text:span><text:span text:style-name="T1">2.0</text:span><text:span text:style-name="T2">之前，要用</text:span><text:span text:style-name="T1">cuPrintf</text:span><text:span text:style-name="T2">，之后可以直接</text:span><text:span text:style-name="T1">printf</text:span><text:span text:style-name="T2">。</text:span></text:p>
        </text:list-item>
        <text:list-item>
          <text:p text:style-name="P4"><text:soft-page-break/><text:span text:style-name="T1">simpleSeparateCompilation - Simple Static GPU Device Library <text:line-break/>5.0</text:span><text:span text:style-name="T2">特性，创建一个</text:span><text:span text:style-name="T1">GPU</text:span><text:span text:style-name="T2">静态库并在其他的</text:span><text:span text:style-name="T1">Kernel</text:span><text:span text:style-name="T2">中使用。这个例子展示了如何把一个</text:span><text:span text:style-name="T1">(</text:span><text:span text:style-name="T2">静态库中的</text:span><text:span text:style-name="T1">)</text:span><text:span text:style-name="T2">设备函数作为函数指针被调用。</text:span></text:p>
        </text:list-item>
        <text:list-item>
          <text:p text:style-name="P4"><text:span text:style-name="T1">simpleStreams <text:line-break/></text:span><text:span text:style-name="T2">使用</text:span><text:span text:style-name="T1">CUDA</text:span><text:span text:style-name="T2">流重叠数据传输和</text:span><text:span text:style-name="T1">Kernel</text:span><text:span text:style-name="T2">执行。使用了页锁定内存</text:span></text:p>
        </text:list-item>
        <text:list-item>
          <text:p text:style-name="P4"><text:span text:style-name="T1">simpleSurfaceWrite - Simple Surface Write <text:line-break/>2D</text:span><text:span text:style-name="T2">表面引用</text:span></text:p>
        </text:list-item>
        <text:list-item>
          <text:p text:style-name="P4"><text:span text:style-name="T1">simpleTemplates - Simple Templates <text:line-break/></text:span><text:span text:style-name="T2">就是讲讲模板怎么用，特别的，如何使用模板动态申请共享内存。</text:span></text:p>
        </text:list-item>
        <text:list-item>
          <text:p text:style-name="P4"><text:span text:style-name="T1">simpleTemplates_nvrtc - Simple Templates with libNVRTC <text:line-break/></text:span><text:span text:style-name="T2">同上</text:span></text:p>
        </text:list-item>
        <text:list-item>
          <text:p text:style-name="P4"><text:span text:style-name="T1">simpleTexture - Simple Texture <text:line-break/></text:span><text:span text:style-name="T2">使用纹理内存</text:span></text:p>
        </text:list-item>
        <text:list-item>
          <text:p text:style-name="P4"><text:span text:style-name="T1">simpleTextureDrv - Simple Texture (Driver Version) <text:line-break/></text:span><text:span text:style-name="T2">使用驱动</text:span><text:span text:style-name="T1">API</text:span><text:span text:style-name="T2">操作纹理内存</text:span></text:p>
        </text:list-item>
        <text:list-item>
          <text:p text:style-name="P4"><text:span text:style-name="T1">simpleVoteIntrinsics - Simple Vote Intrinsics <text:line-break/></text:span><text:span text:style-name="T2">如何使用</text:span><text:span text:style-name="T1">Vote Intrinsics(</text:span><text:span text:style-name="T2">不知道是啥</text:span><text:span text:style-name="T1">)</text:span></text:p>
        </text:list-item>
        <text:list-item>
          <text:p text:style-name="P4"><text:span text:style-name="T1">simpleVoteIntrinsics_nvrtc - Simple Vote Intrinsics with libNVRTC <text:line-break/></text:span><text:span text:style-name="T2">同上并且要使用</text:span><text:span text:style-name="T1">NVRTC </text:span><text:span text:style-name="T2">接口。</text:span></text:p>
        </text:list-item>
        <text:list-item>
          <text:p text:style-name="P4"><text:span text:style-name="T1">simpleZeroCopy <text:line-break/></text:span><text:span text:style-name="T2">零拷贝内存的使用，利用零拷贝可以直接从地址中读取而不用传递。</text:span></text:p>
        </text:list-item>
        <text:list-item>
          <text:p text:style-name="P4"><text:span text:style-name="T1">systemWideAtomics - System wide Atomics <text:line-break/></text:span><text:span text:style-name="T2">原子操作</text:span></text:p>
        </text:list-item>
        <text:list-item>
          <text:p text:style-name="P4"><text:span text:style-name="T1">template - Template <text:line-break/></text:span><text:span text:style-name="T2">一个零碎的模板工程，可以被用于创建一个粗大工程。</text:span></text:p>
        </text:list-item>
        <text:list-item>
          <text:p text:style-name="P4"><text:span text:style-name="T1">UnifiedMemoryStreams - Unified Memory Streams <text:line-break/></text:span><text:span text:style-name="T2">使用统一内存的</text:span><text:span text:style-name="T1">OpenMP</text:span><text:span text:style-name="T2">和流。</text:span></text:p>
        </text:list-item>
        <text:list-item>
          <text:p text:style-name="P4"><text:span text:style-name="T1">vectorAdd - Vector Addition <text:line-break/></text:span><text:span text:style-name="T2">运行时</text:span><text:span text:style-name="T1">API</text:span><text:span text:style-name="T2">实现的向量加法</text:span></text:p>
        </text:list-item>
        <text:list-item>
          <text:p text:style-name="P4"><text:soft-page-break/><text:span text:style-name="T1">vectorAdd_nvrtc - Vector Addition with libNVRTC <text:line-break/></text:span><text:span text:style-name="T2">同上</text:span></text:p>
        </text:list-item>
        <text:list-item>
          <text:p text:style-name="P4"><text:span text:style-name="T1">vectorAddDrv - Vector Addition Driver API <text:line-break/></text:span><text:span text:style-name="T2">同上</text:span></text:p>
        </text:list-item>
      </text:list>
      <text:h text:style-name="P11" text:outline-level="1"><text:bookmark text:name="utilities-reference"/><text:bookmark text:name="t2"/>Utilities Reference</text:h>
      <text:list xml:id="list6587407086147550740" text:style-name="L3">
        <text:list-item>
          <text:p text:style-name="P5"><text:span text:style-name="T1">bandwidthTest - Bandwidth Test <text:line-break/></text:span><text:span text:style-name="T2">检测</text:span><text:span text:style-name="T1">GPU</text:span><text:span text:style-name="T2">之间内存复制的带宽和</text:span><text:span text:style-name="T1">PCIe</text:span><text:span text:style-name="T2">带宽。可以检测各种带宽。</text:span></text:p>
        </text:list-item>
        <text:list-item>
          <text:p text:style-name="P5"><text:span text:style-name="T1">deviceQuery - Device Query <text:line-break/></text:span><text:span text:style-name="T2">设备信息。</text:span></text:p>
        </text:list-item>
        <text:list-item>
          <text:p text:style-name="P5"><text:span text:style-name="T1">deviceQuery - Device Query <text:line-break/></text:span><text:span text:style-name="T2">使用驱动</text:span><text:span text:style-name="T1">API</text:span><text:span text:style-name="T2">检测设备信息。</text:span></text:p>
        </text:list-item>
        <text:list-item>
          <text:p text:style-name="P5"><text:span text:style-name="T1">p2pBandwidthLatencyTest - Peer-to-Peer Bandwidth Latency Test with Multi-GPUs <text:line-break/></text:span><text:span text:style-name="T2">用来检测设备之间的数据计算时延和带宽。使用</text:span><text:span text:style-name="T1">P2P</text:span><text:span text:style-name="T2">和没使用都检测了。</text:span></text:p>
        </text:list-item>
        <text:list-item>
          <text:p text:style-name="P5"><text:span text:style-name="T1">topologyQuery - Topology Query <text:line-break/></text:span><text:span text:style-name="T2">多</text:span><text:span text:style-name="T1">GPU</text:span><text:span text:style-name="T2">下请求的拓补结构。</text:span></text:p>
        </text:list-item>
      </text:list>
      <text:h text:style-name="P11" text:outline-level="1"><text:bookmark text:name="graphics-reference"/><text:bookmark text:name="t3"/>Graphics Reference</text:h>
      <text:list xml:id="list2949035787685191418" text:style-name="L4">
        <text:list-item>
          <text:p text:style-name="P6"><text:span text:style-name="T1">bindlessTexture - Bindless Texture <text:line-break/></text:span><text:span text:style-name="T2">展示对</text:span><text:span text:style-name="T1">cudaSurfaceObject, cudaTextureObject</text:span><text:span text:style-name="T2">和</text:span><text:span text:style-name="T1">MipMap</text:span><text:span text:style-name="T2">的使用</text:span></text:p>
        </text:list-item>
        <text:list-item>
          <text:p text:style-name="P6"><text:span text:style-name="T1">Mandelbrot <text:line-break/></text:span><text:span text:style-name="T2">展示</text:span><text:span text:style-name="T1">Mandelbrot </text:span><text:span text:style-name="T2">或者 </text:span><text:span text:style-name="T1">Julia</text:span><text:span text:style-name="T2">集。同时也展示如何使用”</text:span><text:span text:style-name="T1">double single”</text:span><text:span text:style-name="T2">算法提高放大精度。</text:span></text:p>
        </text:list-item>
        <text:list-item>
          <text:p text:style-name="P6"><text:span text:style-name="T1">marchingCubes - Marching Cubes Isosurfaces <text:line-break/></text:span><text:span text:style-name="T2">嗯。。。实在不知道是在讲啥，只能直译了。使用</text:span><text:span text:style-name="T1">marching cubes</text:span><text:span text:style-name="T2">算法从一堆数据中抽象出来几何等值面。</text:span></text:p>
        </text:list-item>
        <text:list-item>
          <text:p text:style-name="P6"><text:span text:style-name="T1">simpleD3D10 - Simple Direct3D10 (Vertex Array) <text:line-break/></text:span><text:span text:style-name="T2">展示</text:span><text:span text:style-name="T1">CUDA</text:span><text:span text:style-name="T2">和</text:span><text:span text:style-name="T1">Direct3D10</text:span><text:span text:style-name="T2">的互操作性，通过</text:span><text:span text:style-name="T1">CUDA</text:span><text:span text:style-name="T2">产生了定点数组使用</text:span><text:span text:style-name="T1">Direct3D10</text:span><text:span text:style-name="T2">给出几何结构</text:span><text:span text:style-name="T1">(?)</text:span></text:p>
        </text:list-item>
        <text:list-item>
          <text:p text:style-name="P6"><text:soft-page-break/><text:span text:style-name="T1">simpleD3D10RenderTarget - Simple Direct3D10 Render Target <text:line-break/>CUDA</text:span><text:span text:style-name="T2">和</text:span><text:span text:style-name="T1">Direct3D10</text:span><text:span text:style-name="T2">中渲染目标</text:span><text:span text:style-name="T1">(rendertargets)</text:span><text:span text:style-name="T2">的互操作性。使用</text:span><text:span text:style-name="T1">CUDA</text:span><text:span text:style-name="T2">对渲染目标的位置产生一个可视化直方图。</text:span></text:p>
        </text:list-item>
        <text:list-item>
          <text:p text:style-name="P6"><text:span text:style-name="T1">simpleD3D10Texture - Simple D3D10 Texture <text:line-break/></text:span><text:span text:style-name="T2">展示</text:span><text:span text:style-name="T1">CUDA</text:span><text:span text:style-name="T2">和</text:span><text:span text:style-name="T1">Direct3D10</text:span><text:span text:style-name="T2">的纹理互操作性。</text:span></text:p>
        </text:list-item>
        <text:list-item>
          <text:p text:style-name="P6"><text:span text:style-name="T1">simpleD3D11Texture - Simple D3D11 Texture <text:line-break/></text:span><text:span text:style-name="T2">呐，不出所料是展示</text:span><text:span text:style-name="T1">CUDA</text:span><text:span text:style-name="T2">和</text:span><text:span text:style-name="T1">Direct3D11</text:span><text:span text:style-name="T2">的纹理互操作性咯。</text:span></text:p>
        </text:list-item>
        <text:list-item>
          <text:p text:style-name="P6"><text:span text:style-name="T1">simpleD3D9 - Simple Direct3D9 (Vertex Arrays) <text:line-break/></text:span><text:span text:style-name="T2">见条目</text:span><text:span text:style-name="T1">4</text:span></text:p>
        </text:list-item>
        <text:list-item>
          <text:p text:style-name="P6"><text:span text:style-name="T1">simpleD3D9Texture - Simple D3D9 Texture <text:line-break/></text:span><text:span text:style-name="T2">见条目</text:span><text:span text:style-name="T1">6</text:span></text:p>
        </text:list-item>
        <text:list-item>
          <text:p text:style-name="P6"><text:span text:style-name="T1">simpleGL - Simple OpenGL <text:line-break/></text:span><text:span text:style-name="T2">这是</text:span><text:span text:style-name="T1">CUDA</text:span><text:span text:style-name="T2">和</text:span><text:span text:style-name="T1">OpenGL</text:span><text:span text:style-name="T2">的互操作性。通过</text:span><text:span text:style-name="T1">CUDA</text:span><text:span text:style-name="T2">修改定点位置，然后用</text:span><text:span text:style-name="T1">OpenGL</text:span><text:span text:style-name="T2">渲染。</text:span></text:p>
        </text:list-item>
        <text:list-item>
          <text:p text:style-name="P6"><text:span text:style-name="T1">simpleGLES - Simple OpenGLES <text:line-break/></text:span><text:span text:style-name="T2">展示</text:span><text:span text:style-name="T1">CUDA</text:span><text:span text:style-name="T2">和</text:span><text:span text:style-name="T1">OpenGLES</text:span><text:span text:style-name="T2">的数据交换。改变顶点位置并用</text:span><text:span text:style-name="T1">OpenGL ES</text:span><text:span text:style-name="T2">渲染。</text:span></text:p>
        </text:list-item>
        <text:list-item>
          <text:p text:style-name="P6"><text:span text:style-name="T1">simpleGLES_EGLOutput - Simple OpenGLES EGLOutput <text:line-break/></text:span><text:span text:style-name="T2">展示</text:span><text:span text:style-name="T1">CUDA</text:span><text:span text:style-name="T2">和</text:span><text:span text:style-name="T1">OpenGLES</text:span><text:span text:style-name="T2">的数据交换。改变顶点位置并用</text:span><text:span text:style-name="T1">OpenGL ES</text:span><text:span text:style-name="T2">渲染。并展示使用</text:span><text:span text:style-name="T1">EGLOutput</text:span><text:span text:style-name="T2">机制和</text:span><text:span text:style-name="T1">DRM</text:span><text:span text:style-name="T2">库如何直接渲染显示。</text:span><text:span text:style-name="T1">(</text:span><text:span text:style-name="T2">然后显示在屏幕上</text:span><text:span text:style-name="T1">)</text:span></text:p>
        </text:list-item>
        <text:list-item>
          <text:p text:style-name="P6"><text:span text:style-name="T1">simpleGLES_screen - Simple OpenGLES on Screen <text:line-break/></text:span><text:span text:style-name="T2">展示</text:span><text:span text:style-name="T1">CUDA</text:span><text:span text:style-name="T2">和</text:span><text:span text:style-name="T1">OpenGLES</text:span><text:span text:style-name="T2">的数据交换。改变顶点位置并用</text:span><text:span text:style-name="T1">OpenGL ES</text:span><text:span text:style-name="T2">渲染。</text:span></text:p>
        </text:list-item>
        <text:list-item>
          <text:p text:style-name="P6"><text:span text:style-name="T1">simpleTexture3D - Simple Texture 3D <text:line-break/></text:span><text:span text:style-name="T2">使用</text:span><text:span text:style-name="T1">3</text:span><text:span text:style-name="T2">维纹理</text:span></text:p>
        </text:list-item>
        <text:list-item>
          <text:p text:style-name="P6"><text:span text:style-name="T1">SLID3D10Texture - SLI D3D10 Texture <text:line-break/></text:span><text:span text:style-name="T2">展示带有</text:span><text:span text:style-name="T1">Direct3D10</text:span><text:span text:style-name="T2">纹理的</text:span><text:span text:style-name="T1">SLI</text:span><text:span text:style-name="T2">与</text:span><text:span text:style-name="T1">CUDA</text:span><text:span text:style-name="T2">的互操作性。创建了一个从</text:span><text:span text:style-name="T1">CUDAKernel</text:span><text:span text:style-name="T2">写入的</text:span><text:span text:style-name="T1">D3D10</text:span><text:span text:style-name="T2">纹理。之后</text:span><text:span text:style-name="T1">Direct3D</text:span><text:span text:style-name="T2">在屏幕上渲染了结果</text:span></text:p>
        </text:list-item>
        <text:list-item>
          <text:p text:style-name="P6"><text:span text:style-name="T1">volumeFiltering - Volumetric Filtering with 3D Textures and Surface Writes <text:line-break/></text:span><text:span text:style-name="T2">使用</text:span><text:span text:style-name="T1">3D</text:span><text:span text:style-name="T2">纹理和</text:span><text:span text:style-name="T1">3D</text:span><text:span text:style-name="T2">表面写进行</text:span><text:span text:style-name="T1">3D</text:span><text:span text:style-name="T2">体积过滤</text:span></text:p>
        </text:list-item>
        <text:list-item>
          <text:p text:style-name="P6"><text:span text:style-name="T1">volumeRender - Volume Rendering with 3D Textures <text:line-break/></text:span><text:span text:style-name="T2">使用</text:span><text:span text:style-name="T1">3D</text:span><text:span text:style-name="T2">纹理进行基础的体积渲染</text:span></text:p>
        </text:list-item>
      </text:list>
      <text:h text:style-name="P11" text:outline-level="1"><text:bookmark text:name="imaging-reference"/><text:bookmark text:name="t4"/><text:soft-page-break/>Imaging Reference</text:h>
      <text:p text:style-name="P1">暂略</text:p>
      <text:h text:style-name="P11" text:outline-level="1"><text:bookmark text:name="finance-reference"/><text:bookmark text:name="t5"/>Finance Reference</text:h>
      <text:p text:style-name="P1">暂略</text:p>
      <text:h text:style-name="P11" text:outline-level="1"><text:bookmark text:name="simulations-reference"/><text:bookmark text:name="t6"/>Simulations Reference</text:h>
      <text:list xml:id="list6617428390892519963" text:style-name="L5">
        <text:list-item>
          <text:p text:style-name="P7"><text:span text:style-name="T1">fluidsD3D9 - Fluids (Direct3D Version) <text:line-break/></text:span><text:span text:style-name="T2">利用</text:span><text:span text:style-name="T1">CUDA</text:span><text:span text:style-name="T2">和</text:span><text:span text:style-name="T1">CUFFT</text:span><text:span text:style-name="T2">进行流体模拟，利用</text:span><text:span text:style-name="T1">Direct3D 9</text:span><text:span text:style-name="T2">渲染。</text:span></text:p>
        </text:list-item>
        <text:list-item>
          <text:p text:style-name="P7"><text:span text:style-name="T1">fluidsGL - Fluids (OpenGL Version) <text:line-break/></text:span><text:span text:style-name="T2">利用</text:span><text:span text:style-name="T1">CUDA</text:span><text:span text:style-name="T2">和</text:span><text:span text:style-name="T1">CUFFT</text:span><text:span text:style-name="T2">进行流体模拟，利用</text:span><text:span text:style-name="T1">OpenGL</text:span><text:span text:style-name="T2">渲染。</text:span></text:p>
        </text:list-item>
        <text:list-item>
          <text:p text:style-name="P7"><text:span text:style-name="T1">fluidsGLES - Fluids (OpenGLES Version) <text:line-break/></text:span><text:span text:style-name="T2">利用</text:span><text:span text:style-name="T1">CUDA</text:span><text:span text:style-name="T2">和</text:span><text:span text:style-name="T1">CUFFT</text:span><text:span text:style-name="T2">进行流体模拟，利用</text:span><text:span text:style-name="T1">OpenGL</text:span><text:span text:style-name="T2">渲染。</text:span></text:p>
        </text:list-item>
        <text:list-item>
          <text:p text:style-name="P7"><text:span text:style-name="T1">nbody - CUDA N-Body Simulation <text:line-break/></text:span><text:span text:style-name="T2">模拟了</text:span><text:span text:style-name="T1">N</text:span><text:span text:style-name="T2">体问题</text:span><text:span text:style-name="T1">(</text:span><text:span text:style-name="T2">对的，包括三体</text:span><text:span text:style-name="T1">)</text:span><text:span text:style-name="T2">。通过参数可以控制</text:span><text:span text:style-name="T1">N</text:span><text:span text:style-name="T2">的大小，并且能够控制使用多少</text:span><text:span text:style-name="T1">GPU</text:span><text:span text:style-name="T2">设备。体的位置和速度使用零拷贝内存存储，对于设备数量少于</text:span><text:span text:style-name="T1">4</text:span><text:span text:style-name="T2">和有大量体的情况，带宽不再是运行瓶颈我们可以实现大规模的数据。</text:span></text:p>
        </text:list-item>
        <text:list-item>
          <text:p text:style-name="P7"><text:span text:style-name="T1">nbody_opengles - CUDA N-Body Simulation with GLES <text:line-break/></text:span><text:span text:style-name="T2">这个模拟不提供用户交互。</text:span></text:p>
        </text:list-item>
        <text:list-item>
          <text:p text:style-name="P7"><text:span text:style-name="T1">nbody_screen - CUDA N-Body Simulation on Screen <text:line-break/></text:span><text:span text:style-name="T2">在屏幕上模拟？</text:span></text:p>
        </text:list-item>
        <text:list-item>
          <text:p text:style-name="P7"><text:span text:style-name="T1">oceanFFT - CUDA FFT Ocean Simulation <text:line-break/></text:span><text:span text:style-name="T2">使用</text:span><text:span text:style-name="T1">CUFFT</text:span><text:span text:style-name="T2">库模拟海洋高度场</text:span><text:span text:style-name="T1">(Ocean height field)</text:span><text:span text:style-name="T2">，并用</text:span><text:span text:style-name="T1">OpenGL</text:span><text:span text:style-name="T2">渲染。</text:span></text:p>
        </text:list-item>
        <text:list-item>
          <text:p text:style-name="P7"><text:span text:style-name="T1">particles - Particles <text:line-break/></text:span><text:span text:style-name="T2">模拟大量粒子的相互作用。可以控制参数粒子的个数。这个粒子实现了一种统一数据结构，利用原子操作或者</text:span><text:span text:style-name="T1">Thrust</text:span><text:span text:style-name="T2">库的快速基数排序。</text:span></text:p>
        </text:list-item>
        <text:list-item>
          <text:p text:style-name="P7"><text:span text:style-name="T1">smokeParticles - Smoke Particles <text:line-break/></text:span><text:span text:style-name="T2">烟雾的光影体积模拟，用</text:span><text:span text:style-name="T1">CUDA</text:span><text:span text:style-name="T2">实现的一些先进的算法，使用半张角切片</text:span><text:span text:style-name="T1">(half-angle slicing)</text:span><text:span text:style-name="T2">技术。使用</text:span><text:span text:style-name="T1">CUDA</text:span><text:span text:style-name="T2">模拟，</text:span><text:span text:style-name="T1">Thrust</text:span><text:span text:style-name="T2">库排序，</text:span><text:span text:style-name="T1">OpenGL</text:span><text:span text:style-name="T2">渲染。</text:span></text:p>
        </text:list-item>
        <text:list-item>
          <text:p text:style-name="P7"><text:soft-page-break/><text:span text:style-name="T1">VFlockingD3D10 <text:line-break/></text:span><text:span text:style-name="T2">这个是模拟什么大鸟的</text:span><text:span text:style-name="T1">V</text:span><text:span text:style-name="T2">型绒毛的</text:span><text:span text:style-name="T1">(V-shaped flocks by big birds)</text:span><text:span text:style-name="T2">。。。有</text:span><text:span text:style-name="T1">GPU</text:span><text:span text:style-name="T2">和</text:span><text:span text:style-name="T1">CPU</text:span><text:span text:style-name="T2">实现版本，使用</text:span><text:span text:style-name="T1">g</text:span><text:span text:style-name="T2">去开关这两者。</text:span></text:p>
        </text:list-item>
      </text:list>
      <text:h text:style-name="P11" text:outline-level="1"><text:bookmark text:name="advanced-reference"/><text:bookmark text:name="t7"/>Advanced Reference</text:h>
      <text:list xml:id="list804632578738392205" text:style-name="L6">
        <text:list-item>
          <text:p text:style-name="P8"><text:span text:style-name="T1">alignedTypes - Aligned Types <text:line-break/></text:span><text:span text:style-name="T2">展示对齐与非对齐结构体之间传输速度</text:span></text:p>
        </text:list-item>
        <text:list-item>
          <text:p text:style-name="P8"><text:span text:style-name="T1">c++11_cuda - C++11 CUDA <text:line-break/></text:span><text:span text:style-name="T2">展示</text:span><text:span text:style-name="T1">CUDA</text:span><text:span text:style-name="T2">对</text:span><text:span text:style-name="T1">C++11</text:span><text:span text:style-name="T2">特性的支持。扫描了输入文件，输出</text:span><text:span text:style-name="T1">x,y,z,w</text:span><text:span text:style-name="T2">的。</text:span></text:p>
        </text:list-item>
        <text:list-item>
          <text:p text:style-name="P8"><text:span text:style-name="T1">cdpAdvancedQuicksort - Advanced Quicksort (CUDA Dynamic Parallelism) <text:line-break/></text:span><text:span text:style-name="T2">实现了高级的快速排序，使用</text:span><text:span text:style-name="T1">CUDA Dynamic Parallelism</text:span><text:span text:style-name="T2">。</text:span></text:p>
        </text:list-item>
        <text:list-item>
          <text:p text:style-name="P8"><text:span text:style-name="T1">cdpBezierTessellation - Bezier Line Tessellation (CUDA Dynamic Parallelism) <text:line-break/></text:span><text:span text:style-name="T2">嗯，就是，</text:span><text:span text:style-name="T1">bezier tessellation of lines</text:span><text:span text:style-name="T2">这个的实现。什么贝启尔曲线啥的，中文和英文一样看不到 （</text:span><text:span text:style-name="T1">= = </text:span><text:span text:style-name="T2">）</text:span></text:p>
        </text:list-item>
        <text:list-item>
          <text:p text:style-name="P8"><text:span text:style-name="T1">cdpLUDecomposition - LU Decomposition (CUDA Dynamic Parallelism) <text:line-break/>LU</text:span><text:span text:style-name="T2">分解是一种将非奇异矩阵进行三角分解的方法，然后</text:span><text:span text:style-name="T1">CUDA</text:span><text:span text:style-name="T2">模拟一下。</text:span></text:p>
        </text:list-item>
        <text:list-item>
          <text:p text:style-name="P8"><text:span text:style-name="T1">cdpQuadtree - Quad Tree (CUDA Dynamic Parallelism) <text:line-break/></text:span><text:span text:style-name="T2">象限四分树</text:span><text:span text:style-name="T1">(</text:span><text:span text:style-name="T2">哇哦。。。</text:span><text:span text:style-name="T1">)</text:span></text:p>
        </text:list-item>
        <text:list-item>
          <text:p text:style-name="P8"><text:span text:style-name="T1">concurrentKernels - Concurrent Kernels <text:line-break/>stream</text:span><text:span text:style-name="T2">中并行执行多个</text:span><text:span text:style-name="T1">Kernel</text:span><text:span text:style-name="T2">，并阐明如何处理</text:span><text:span text:style-name="T1">CUDA stream</text:span><text:span text:style-name="T2">之间的依赖。</text:span></text:p>
        </text:list-item>
        <text:list-item>
          <text:p text:style-name="P8"><text:span text:style-name="T1">eigenvalues - Eigenvalues <text:line-break/></text:span><text:span text:style-name="T2">算特征值对于线性代数来说十分重要。这个例子实现了一个并行的二分算法，计算一个随机大小的三对角矩阵的特征值。</text:span></text:p>
        </text:list-item>
        <text:list-item>
          <text:p text:style-name="P8"><text:span text:style-name="T1">fastWalshTransform - Fast Walsh Transform <text:line-break/></text:span><text:span text:style-name="T2">实现快速沃尔什变换</text:span></text:p>
        </text:list-item>
        <text:list-item>
          <text:p text:style-name="P8"><text:span text:style-name="T1">FDTD3d - CUDA C 3D FDTD <text:line-break/></text:span><text:span text:style-name="T2">该样例在</text:span><text:span text:style-name="T1">3D</text:span><text:span text:style-name="T2">表面上应用有限差分时域进展模板。</text:span><text:span text:style-name="T1">(</text:span><text:span text:style-name="T2">是的你没看错</text:span><text:span text:style-name="T1">)</text:span></text:p>
        </text:list-item>
        <text:list-item>
          <text:p text:style-name="P8"><text:span text:style-name="T1">FunctionPointers - Function Pointers <text:line-break/></text:span><text:span text:style-name="T2">教你怎么使用函数指针并且实现了索贝尔边缘检测。</text:span></text:p>
        </text:list-item>
        <text:list-item>
          <text:p text:style-name="P8"><text:soft-page-break/><text:span text:style-name="T1">interval - Interval Computing <text:line-break/></text:span><text:span text:style-name="T2">实现区间计算。</text:span></text:p>
        </text:list-item>
        <text:list-item>
          <text:p text:style-name="P8"><text:span text:style-name="T1">lineOfSight - Line of Sight <text:line-break/></text:span><text:span text:style-name="T2">视线算法的视线。给定一个高度图和来自一些观察点的射线，计算从观察点沿着光线经过的所有的点。</text:span></text:p>
        </text:list-item>
        <text:list-item>
          <text:p text:style-name="P8"><text:span text:style-name="T1">matrixMulDynlinkJIT - Matrix Multiplication (CUDA Driver API version with Dynamic Linking Version) <text:line-break/></text:span><text:span text:style-name="T2">使用</text:span><text:span text:style-name="T1">CUDA</text:span><text:span text:style-name="T2">驱动</text:span><text:span text:style-name="T1">API</text:span><text:span text:style-name="T2">再次实现矩阵乘法。展示了如何在运行时链接驱动并且即时编译</text:span><text:span text:style-name="T1">PTX</text:span><text:span text:style-name="T2">代码。主要也是为了展示</text:span><text:span text:style-name="T1">CUDA</text:span><text:span text:style-name="T2">的程序规则而不是优化程序。</text:span><text:span text:style-name="T1">CUBLAS</text:span><text:span text:style-name="T2">被用于这个计算。 </text:span><text:span text:style-name="T1"><text:line-break/>15.mergeSort - Merge Sort <text:line-break/></text:span><text:span text:style-name="T2">实现了归并排序。虽然这种排序在大序列的排序上通常效率较低，但是在中等大小的键值对排序上是个好的选择。</text:span></text:p>
        </text:list-item>
        <text:list-item>
          <text:p text:style-name="P8"><text:span text:style-name="T1">newdelete - NewDelete <text:line-break/></text:span><text:span text:style-name="T2">展示在设备上动态</text:span><text:span text:style-name="T1">new </text:span><text:span text:style-name="T2">和 </text:span><text:span text:style-name="T1">delete</text:span><text:span text:style-name="T2">空间和声明虚函数。</text:span></text:p>
        </text:list-item>
        <text:list-item>
          <text:p text:style-name="P8"><text:span text:style-name="T1">ptxjit - PTX Just-in-Time compilation <text:line-break/></text:span><text:span text:style-name="T2">使用驱动</text:span><text:span text:style-name="T1">API</text:span><text:span text:style-name="T2">从</text:span><text:span text:style-name="T1">PTX</text:span><text:span text:style-name="T2">即时编译</text:span><text:span text:style-name="T1">Kernel</text:span><text:span text:style-name="T2">。并展示了运行时和驱动</text:span><text:span text:style-name="T1">API</text:span><text:span text:style-name="T2">互操作性的无缝衔接。对于</text:span><text:span text:style-name="T1">CUDA5.5</text:span><text:span text:style-name="T2">，这个例子展示如何使用</text:span><text:span text:style-name="T1">cuLink*</text:span><text:span text:style-name="T2">这样的函数链接</text:span><text:span text:style-name="T1">PTX</text:span><text:span text:style-name="T2">。</text:span></text:p>
        </text:list-item>
        <text:list-item>
          <text:p text:style-name="P8"><text:span text:style-name="T1">radixSortThrust - CUDA Radix Sort (Thrust Library) <text:line-break/></text:span><text:span text:style-name="T2">使用</text:span><text:span text:style-name="T1">Thrust</text:span><text:span text:style-name="T2">库进行超级快而且高效并行的基数排序。既可以进行键值对排序也可以只进行键的排序。这个代码使用了线程束同步，依赖于</text:span><text:span text:style-name="T1">GPU</text:span><text:span text:style-name="T2">上的线程都属于线程束这个规则，所有的线程都同步地执行。当线程束内的线程访问共享内存时，代码中不用</text:span><text:span text:style-name="T1">__syncthreads()</text:span><text:span text:style-name="T2">。对于这种没有竞争条件的操作，想要正确执行必须将共享内存定义为</text:span><text:span text:style-name="T1">volatile</text:span><text:span text:style-name="T2">。如果不定义，在缺少</text:span><text:span text:style-name="T1">__syncthreads()</text:span><text:span text:style-name="T2">时，编译器会延迟将数据存到共享内存而是保存到寄存器中</text:span><text:span text:style-name="T1">(</text:span><text:span text:style-name="T2">编译器的优化措施</text:span><text:span text:style-name="T1">)</text:span><text:span text:style-name="T2">，这样会导致错误。因此要主要这方面的应用。</text:span></text:p>
        </text:list-item>
        <text:list-item>
          <text:p text:style-name="P8"><text:span text:style-name="T1">reduction - CUDA Parallel Reduction <text:line-break/></text:span><text:span text:style-name="T2">规约。这里有一些优化方法。</text:span></text:p>
        </text:list-item>
        <text:list-item>
          <text:p text:style-name="P8"><text:span text:style-name="T1">scalarProd - Scalar Product <text:line-break/></text:span><text:span text:style-name="T2">标量相乘。</text:span></text:p>
        </text:list-item>
        <text:list-item>
          <text:p text:style-name="P8"><text:span text:style-name="T1">scan - CUDA Parallel Prefix Sum (Scan) <text:line-break/></text:span><text:span text:style-name="T2">并行前缀和</text:span><text:span text:style-name="T1">(</text:span><text:span text:style-name="T2">也称扫描算法</text:span><text:span text:style-name="T1">)</text:span><text:span text:style-name="T2">。</text:span></text:p>
        </text:list-item>
        <text:list-item>
          <text:p text:style-name="P8"><text:soft-page-break/><text:span text:style-name="T1">segmentationTreeThrust - CUDA Segmentation Tree Thrust Library <text:line-break/></text:span><text:span text:style-name="T2">构造图像分割树的方法。基于</text:span><text:span text:style-name="T1">Boruvka</text:span><text:span text:style-name="T2">的</text:span><text:span text:style-name="T1">MST</text:span><text:span text:style-name="T2">算法。</text:span></text:p>
        </text:list-item>
        <text:list-item>
          <text:p text:style-name="P8"><text:span text:style-name="T1">shfl_scan - CUDA Parallel Prefix Sum with Shuffle Intrinsics (SHFL_Scan) <text:line-break/></text:span><text:span text:style-name="T2">如何使用</text:span><text:span text:style-name="T1">shuffle(</text:span><text:span text:style-name="T2">线程束混洗</text:span><text:span text:style-name="T1">)</text:span><text:span text:style-name="T2">来进行扫描。</text:span></text:p>
        </text:list-item>
        <text:list-item>
          <text:p text:style-name="P2"><text:span text:style-name="T3">simpleHyperQ <text:line-break/></text:span><text:span text:style-name="T5">流中多个</text:span><text:span text:style-name="T3">Kernel</text:span><text:span text:style-name="T5">并行，并且使用了</text:span><text:span text:style-name="T3">HyperQ</text:span><text:span text:style-name="T5">技术</text:span><text:span text:style-name="T3">(</text:span><text:a xlink:type="simple" xlink:href="http://blog.csdn.net/langb2014/article/details/51348515#t4" office:target-frame-name="_blank" xlink:show="new" text:style-name="Internet_20_link" text:visited-style-name="Visited_20_Internet_20_Link"><text:span text:style-name="T4">这里竟然有教程</text:span></text:a><text:span text:style-name="T3">)</text:span></text:p>
        </text:list-item>
        <text:list-item>
          <text:p text:style-name="P8"><text:span text:style-name="T1">sortingNetworks - CUDA Sorting Networks <text:line-break/></text:span><text:span text:style-name="T2">双调排序奇偶合并排序。虽然这种排序在大序列的排序上通常效率较低，但是在中等大小的键值对排序上是个好的选择。</text:span></text:p>
        </text:list-item>
        <text:list-item>
          <text:p text:style-name="P8"><text:span text:style-name="T1">StreamPriorities - Stream Priorities <text:line-break/></text:span><text:span text:style-name="T2">如何使用流。</text:span></text:p>
        </text:list-item>
        <text:list-item>
          <text:p text:style-name="P8"><text:span text:style-name="T1">threadFenceReduction <text:line-break/></text:span><text:span text:style-name="T2">使用</text:span><text:span text:style-name="T1">thread Fence</text:span><text:span text:style-name="T2">来进行规约。单步规约需要原子操作和</text:span><text:span text:style-name="T1">_threadfence()</text:span><text:span text:style-name="T2">指令</text:span></text:p>
        </text:list-item>
        <text:list-item>
          <text:p text:style-name="P8"><text:span text:style-name="T1">threadMigration - CUDA Context Thread Management <text:line-break/></text:span><text:span text:style-name="T2">适合使用</text:span><text:span text:style-name="T1">CUDA</text:span><text:span text:style-name="T2">上下文管理和使用新的</text:span><text:span text:style-name="T1">CUDA4.0</text:span><text:span text:style-name="T2">的参数传递以及</text:span><text:span text:style-name="T1">CUDA</text:span><text:span text:style-name="T2">启动</text:span><text:span text:style-name="T1">API</text:span><text:span text:style-name="T2">。</text:span><text:span text:style-name="T1">CUDA</text:span><text:span text:style-name="T2">上下文可以被分别创建并且独立地和不同的线程连接。</text:span></text:p>
        </text:list-item>
        <text:list-item>
          <text:p text:style-name="P8"><text:span text:style-name="T1">transpose - Matrix Transpose <text:line-break/></text:span><text:span text:style-name="T2">矩阵转置。有一些操作用来优化。</text:span></text:p>
        </text:list-item>
      </text:list>
      <text:h text:style-name="P11" text:outline-level="1"><text:bookmark text:name="cudalibraries-reference"/><text:bookmark text:name="t8"/>Cudalibraries Reference</text:h>
      <text:list xml:id="list2769397716036063379" text:style-name="L7">
        <text:list-item>
          <text:p text:style-name="P9"><text:span text:style-name="T1">batchCUBLAS <text:line-break/></text:span><text:span text:style-name="T2">教你怎么使用批量的</text:span><text:span text:style-name="T1">CUBLAS</text:span><text:span text:style-name="T2">的</text:span><text:span text:style-name="T1">API</text:span><text:span text:style-name="T2">提高程序性能。</text:span></text:p>
        </text:list-item>
        <text:list-item>
          <text:p text:style-name="P9"><text:span text:style-name="T1">BiCGStab <text:line-break/></text:span><text:span text:style-name="T2">使用</text:span><text:span text:style-name="T1">CUSPARSE</text:span><text:span text:style-name="T2">和</text:span><text:span text:style-name="T1">CUBLAS</text:span><text:span text:style-name="T2">对有限的对称和非对称线性系统的稳定双共轭梯度</text:span><text:span text:style-name="T1">(Bi-Conjugate Gradient Stabilized)</text:span><text:span text:style-name="T2">迭代方法。</text:span></text:p>
        </text:list-item>
        <text:list-item>
          <text:p text:style-name="P9"><text:span text:style-name="T1">boxFilterNPP - Box Filter with NPP <text:line-break/></text:span><text:span text:style-name="T2">如何使用</text:span><text:span text:style-name="T1">NPP</text:span><text:span text:style-name="T2">盒式过滤器函数执行盒式过滤。</text:span></text:p>
        </text:list-item>
        <text:list-item>
          <text:p text:style-name="P9"><text:span text:style-name="T1">cannyEdgeDetectorNPP - Canny Edge Detector NPP <text:line-break/></text:span><text:span text:style-name="T2">什么边缘检测过滤器。用这个可以把输入图片搞成灰度图片。</text:span></text:p>
        </text:list-item>
        <text:list-item>
          <text:p text:style-name="P9"><text:soft-page-break/><text:span text:style-name="T1">conjugateGradient - ConjugateGradient <text:line-break/></text:span><text:span text:style-name="T2">使用</text:span><text:span text:style-name="T1">CUBLAS and CUSPARSE</text:span><text:span text:style-name="T2">库实现共轭梯度计算</text:span></text:p>
        </text:list-item>
        <text:list-item>
          <text:p text:style-name="P9"><text:span text:style-name="T1">conjugateGradientPrecond - Preconditioned Conjugate Gradient <text:line-break/></text:span><text:span text:style-name="T2">使用</text:span><text:span text:style-name="T1">CUBLAS and CUSPARSE</text:span><text:span text:style-name="T2">库实现前承条件共轭梯度计算</text:span></text:p>
        </text:list-item>
        <text:list-item>
          <text:p text:style-name="P9"><text:span text:style-name="T1">conjugateGradientUM - ConjugateGradientUM <text:line-break/></text:span><text:span text:style-name="T2">使用统一内存和</text:span><text:span text:style-name="T1">CUBLAS and CUSPARSE</text:span><text:span text:style-name="T2">库实现共轭梯度计算</text:span></text:p>
        </text:list-item>
        <text:list-item>
          <text:p text:style-name="P9"><text:span text:style-name="T1">cuHook - CUDA Interception Library <text:line-break/></text:span><text:span text:style-name="T2">展示如何编译和使用一个截距库。这个库要通过</text:span><text:span text:style-name="T1">LD_PRELOAD</text:span><text:span text:style-name="T2">加载。 </text:span><text:span text:style-name="T1"><text:line-break/>libcuhook.so.1 ./cuHook</text:span></text:p>
        </text:list-item>
        <text:list-item>
          <text:p text:style-name="P9"><text:span text:style-name="T1">cuSolverDn_LinearSolver - cuSolverDn Linear Solver <text:line-break/></text:span><text:span text:style-name="T2">实现</text:span><text:span text:style-name="T1">cuSolverDN</text:span><text:span text:style-name="T2">的</text:span><text:span text:style-name="T1">LU, QR</text:span><text:span text:style-name="T2">和</text:span><text:span text:style-name="T1">Cholesky</text:span><text:span text:style-name="T2">因式分解</text:span></text:p>
        </text:list-item>
        <text:list-item>
          <text:p text:style-name="P9"><text:span text:style-name="T1">cuSolverRf - cuSolverRf Refactorization <text:line-break/></text:span><text:span text:style-name="T2">重新因子化。</text:span></text:p>
        </text:list-item>
        <text:list-item>
          <text:p text:style-name="P9"><text:span text:style-name="T1">cuSolverSp_LinearSolver - cuSolverSp Linear Solver <text:line-break/></text:span><text:span text:style-name="T2">实现</text:span><text:span text:style-name="T1">cuSolverSP</text:span><text:span text:style-name="T2">的</text:span><text:span text:style-name="T1">LU, QR</text:span><text:span text:style-name="T2">和</text:span><text:span text:style-name="T1">Cholesky</text:span><text:span text:style-name="T2">因式分解</text:span></text:p>
        </text:list-item>
        <text:list-item>
          <text:p text:style-name="P9"><text:span text:style-name="T1">cuSolverSp_LowlevelCholesky - cuSolverSp LowlevelCholesky Solver <text:line-break/></text:span><text:span text:style-name="T2">使用</text:span><text:span text:style-name="T1">cuSolverSP</text:span><text:span text:style-name="T2">底层</text:span><text:span text:style-name="T1">API</text:span><text:span text:style-name="T2">实现</text:span><text:span text:style-name="T1">Cholesky</text:span><text:span text:style-name="T2">因式分解</text:span></text:p>
        </text:list-item>
        <text:list-item>
          <text:p text:style-name="P9"><text:span text:style-name="T1">cuSolverSp_LowlevelQR - cuSolverSp Lowlevel QR Solver <text:line-break/></text:span><text:span text:style-name="T2">使用</text:span><text:span text:style-name="T1">cuSolverSP</text:span><text:span text:style-name="T2">底层</text:span><text:span text:style-name="T1">API</text:span><text:span text:style-name="T2">实现</text:span><text:span text:style-name="T1">QR</text:span><text:span text:style-name="T2">因式分解</text:span></text:p>
        </text:list-item>
        <text:list-item>
          <text:p text:style-name="P9"><text:span text:style-name="T1">FilterBorderControlNPP - Filter Border Control NPP <text:line-break/></text:span><text:span text:style-name="T2">如何在常见模式下使用</text:span><text:span text:style-name="T1">NPP</text:span><text:span text:style-name="T2">过滤器函数的边缘版本，可以用来备份</text:span><text:span text:style-name="T1">NPP</text:span><text:span text:style-name="T2">的相同的无边界版本函数的结果，也可以被用来开关不同原图片边缘的边界控制，这些图片边缘依赖于被作为输入的原图片的部分。</text:span><text:span text:style-name="T1">(</text:span><text:span text:style-name="T2">是是是，你说得都对</text:span><text:span text:style-name="T1">)</text:span></text:p>
        </text:list-item>
        <text:list-item>
          <text:p text:style-name="P9"><text:span text:style-name="T1">freeImageInteropNPP - FreeImage and NPP Interopability <text:line-break/></text:span><text:span text:style-name="T2">使用</text:span><text:span text:style-name="T1">FreeImage</text:span><text:span text:style-name="T2">库</text:span></text:p>
        </text:list-item>
        <text:list-item>
          <text:p text:style-name="P9"><text:span text:style-name="T1">histEqualizationNPP - Histogram Equalization with NPP <text:line-break/></text:span><text:span text:style-name="T2">如何使用</text:span><text:span text:style-name="T1">NNP</text:span><text:span text:style-name="T2">把图片数据直方图均值化</text:span></text:p>
        </text:list-item>
        <text:list-item>
          <text:p text:style-name="P9"><text:span text:style-name="T1">jpegNPP - JPEG encode/decode and resize with NPP <text:line-break/></text:span><text:span text:style-name="T2">流水线处理图片。首先一个</text:span><text:span text:style-name="T1">JPEG</text:span><text:span text:style-name="T2">图片被哈弗曼编码然后被离散余弦转换且去量子化。</text:span><text:soft-page-break/><text:span text:style-name="T2">不同区域被重新调整大小。最后反过来，重新量子化，正向离散余弦转换再哈弗曼解码。</text:span></text:p>
        </text:list-item>
        <text:list-item>
          <text:p text:style-name="P9"><text:span text:style-name="T1">MC_EstimatePiInlineP - Monte Carlo Estimation of Pi(inline PRNG) <text:line-break/></text:span><text:span text:style-name="T2">使用蒙特卡罗方法模拟</text:span><text:span text:style-name="T1">π(</text:span><text:span text:style-name="T2">内联</text:span><text:span text:style-name="T1">PRNG)</text:span><text:span text:style-name="T2">，并使用</text:span><text:span text:style-name="T1">NVIDIA CURAND</text:span><text:span text:style-name="T2">库。</text:span></text:p>
        </text:list-item>
        <text:list-item>
          <text:p text:style-name="P9"><text:span text:style-name="T1">MC_EstimatePiInlineQ - Monte Carlo Estimation of Pi(inline QRNG) <text:line-break/></text:span><text:span text:style-name="T2">使用蒙特卡罗方法模拟</text:span><text:span text:style-name="T1">π(</text:span><text:span text:style-name="T2">内联</text:span><text:span text:style-name="T1">QRNG)</text:span><text:span text:style-name="T2">，并使用</text:span><text:span text:style-name="T1">NVIDIA CURAND</text:span><text:span text:style-name="T2">库。</text:span></text:p>
        </text:list-item>
        <text:list-item>
          <text:p text:style-name="P9"><text:span text:style-name="T1">MC_EstimatePiP - Monte Carlo Estimation of Pi (batch PRNG) <text:line-break/></text:span><text:span text:style-name="T2">使用蒙特卡罗方法模拟</text:span><text:span text:style-name="T1">π(</text:span><text:span text:style-name="T2">使用批量</text:span><text:span text:style-name="T1">PRNG).)</text:span><text:span text:style-name="T2">，并使用</text:span><text:span text:style-name="T1">NVIDIA CURAND</text:span><text:span text:style-name="T2">库。</text:span></text:p>
        </text:list-item>
        <text:list-item>
          <text:p text:style-name="P9"><text:span text:style-name="T1">MC_EstimatePiQ - Monte Carlo Estimation of Pi (batch QRNG) <text:line-break/></text:span><text:span text:style-name="T2">使用蒙特卡罗方法模拟</text:span><text:span text:style-name="T1">π(</text:span><text:span text:style-name="T2">使用批量</text:span><text:span text:style-name="T1">RRNG).)</text:span><text:span text:style-name="T2">，并使用</text:span><text:span text:style-name="T1">NVIDIA CURAND</text:span><text:span text:style-name="T2">库。</text:span></text:p>
        </text:list-item>
        <text:list-item>
          <text:p text:style-name="P9"><text:span text:style-name="T1">MC_SingleAsianOptionP - Monte Carlo Single Asian Option <text:line-break/></text:span><text:span text:style-name="T2">使用蒙特卡罗方法模拟简单亚式期权，并使用</text:span><text:span text:style-name="T1">NVIDIA CURAND</text:span><text:span text:style-name="T2">库。</text:span></text:p>
        </text:list-item>
        <text:list-item>
          <text:p text:style-name="P9"><text:span text:style-name="T1">MersenneTwisterGP11213 <text:line-break/></text:span><text:span text:style-name="T2">模拟梅森旋转算法，使用</text:span><text:span text:style-name="T1">cuRAND</text:span><text:span text:style-name="T2">产生随机数</text:span></text:p>
        </text:list-item>
        <text:list-item>
          <text:p text:style-name="P9"><text:span text:style-name="T1">nvgraph_Pagerank - NVGRAPH Page Rank <text:line-break/></text:span><text:span text:style-name="T2">使用</text:span><text:span text:style-name="T1">NVGRAPH</text:span><text:span text:style-name="T2">库进行</text:span><text:span text:style-name="T1">Page Rank</text:span></text:p>
        </text:list-item>
        <text:list-item>
          <text:p text:style-name="P9"><text:span text:style-name="T1">nvgraph_SemiRingSpmv - NVGRAPH Semi-Ring SpMV <text:line-break/></text:span><text:span text:style-name="T2">使用</text:span><text:span text:style-name="T1">NVGRAPH</text:span><text:span text:style-name="T2">库进行半环向量乘法。</text:span></text:p>
        </text:list-item>
        <text:list-item>
          <text:p text:style-name="P9"><text:span text:style-name="T1">nvgraph_SSSP - NVGRAPH Single Source Shortest Path <text:line-break/></text:span><text:span text:style-name="T2">使用</text:span><text:span text:style-name="T1">NVGRAPH</text:span><text:span text:style-name="T2">库计算单源最短路径</text:span></text:p>
        </text:list-item>
        <text:list-item>
          <text:p text:style-name="P9"><text:span text:style-name="T1">randomFog - Random Fog <text:line-break/></text:span><text:span text:style-name="T2">演示使用</text:span><text:span text:style-name="T1">CURAND</text:span><text:span text:style-name="T2">产生伪随机和准随机算法</text:span></text:p>
        </text:list-item>
        <text:list-item>
          <text:p text:style-name="P9"><text:span text:style-name="T1">simpleCUBLAS - Simple CUBLAS <text:line-break/></text:span><text:span text:style-name="T2">演示怎么使用最新的</text:span><text:span text:style-name="T1">CUBLAS</text:span><text:span text:style-name="T2">库</text:span></text:p>
        </text:list-item>
        <text:list-item>
          <text:p text:style-name="P9"><text:span text:style-name="T1">simpleCUBLASXT - Simple CUBLAS XT <text:line-break/>CUBLAS-XT</text:span><text:span text:style-name="T2">库使用</text:span></text:p>
        </text:list-item>
        <text:list-item>
          <text:p text:style-name="P9"><text:span text:style-name="T1">simpleCUFFT - Simple CUFFT <text:line-break/></text:span><text:span text:style-name="T2">使用</text:span><text:span text:style-name="T1">CUFFT</text:span><text:span text:style-name="T2">计算带有过滤的信号的</text:span><text:span text:style-name="T1">1</text:span><text:span text:style-name="T2">维卷积，通过将其转换入频域</text:span><text:span text:style-name="T1">(frequency domain)</text:span><text:span text:style-name="T2">，使其二者相乘，并重新传回时域。</text:span><text:span text:style-name="T1">CUFFT</text:span><text:span text:style-name="T2">计划是产生于简单和高级</text:span><text:span text:style-name="T1">API</text:span><text:span text:style-name="T2">的需求的。</text:span></text:p>
        </text:list-item>
        <text:list-item>
          <text:p text:style-name="P9"><text:soft-page-break/><text:span text:style-name="T1">simpleCUFFT_2d_MGPU - SimpleCUFFT_2d_MGPU <text:line-break/></text:span><text:span text:style-name="T2">这个是用</text:span><text:span text:style-name="T1">CUFFT</text:span><text:span text:style-name="T2">计算二维卷积。，并且是多个</text:span><text:span text:style-name="T1">GPU</text:span><text:span text:style-name="T2">。</text:span></text:p>
        </text:list-item>
        <text:list-item>
          <text:p text:style-name="P9"><text:span text:style-name="T1">simpleCUFFT_callback - Simple CUFFT Callbacks <text:line-break/></text:span><text:span text:style-name="T2">这个也是 使用</text:span><text:span text:style-name="T1">CUFFT</text:span><text:span text:style-name="T2">计算带有过滤的信号的</text:span><text:span text:style-name="T1">1</text:span><text:span text:style-name="T2">维卷积，通过将其转换入频域</text:span><text:span text:style-name="T1">(frequency domain)</text:span><text:span text:style-name="T2">，使其二者相乘，并重新传回时域。不同之处在于，多个步骤是由用户提供的一个</text:span><text:span text:style-name="T1">CUFFT</text:span><text:span text:style-name="T2">回调函数实现而不是一个分离的</text:span><text:span text:style-name="T1">Kernel</text:span><text:span text:style-name="T2">调用。</text:span></text:p>
        </text:list-item>
        <text:list-item>
          <text:p text:style-name="P9"><text:span text:style-name="T1">simpleCUFFT_MGPU - Simple CUFFT_MGPU <text:line-break/></text:span><text:span text:style-name="T2">多</text:span><text:span text:style-name="T1">GPU</text:span><text:span text:style-name="T2">的一维卷积。</text:span></text:p>
        </text:list-item>
        <text:list-item>
          <text:p text:style-name="P9"><text:span text:style-name="T1">simpleDevLibCUBLAS - simpleDevLibCUBLAS GPU Device API Library Functions (CUDA Dynamic Parallelism) <text:line-break/></text:span><text:span text:style-name="T2">该示例实现了一个简单的</text:span><text:span text:style-name="T1">CUBLAS</text:span><text:span text:style-name="T2">函数调用，调用运行</text:span><text:span text:style-name="T1">CUBLAS</text:span><text:span text:style-name="T2">函数的</text:span><text:span text:style-name="T1">GPU</text:span><text:span text:style-name="T2">设备</text:span><text:span text:style-name="T1">API</text:span><text:span text:style-name="T2">库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1:30:25.423773948</meta:creation-date>
    <dc:date>2019-03-05T12:47:32.581853560</dc:date>
    <meta:editing-duration>PT1H6M5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3" meta:paragraph-count="159" meta:word-count="4504" meta:character-count="11784" meta:non-whitespace-character-count="10833"/>
  </office:meta>
</office:document-meta>
</file>